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9866" officeooo:paragraph-rsid="000c9866"/>
    </style:style>
    <style:style style:name="P2" style:family="paragraph" style:parent-style-name="Standard" style:list-style-name="L3">
      <style:text-properties officeooo:rsid="000c9866" officeooo:paragraph-rsid="001389b9"/>
    </style:style>
    <style:style style:name="P3" style:family="paragraph" style:parent-style-name="Standard" style:list-style-name="L3">
      <style:text-properties officeooo:rsid="000c9866" officeooo:paragraph-rsid="000c9866"/>
    </style:style>
    <style:style style:name="P4" style:family="paragraph" style:parent-style-name="Standard" style:list-style-name="L3">
      <style:text-properties officeooo:rsid="000c9866" officeooo:paragraph-rsid="00142aeb"/>
    </style:style>
    <style:style style:name="P5" style:family="paragraph" style:parent-style-name="Standard" style:list-style-name="L3">
      <style:text-properties fo:font-weight="bold" officeooo:rsid="000c9866" officeooo:paragraph-rsid="000da7a2" style:font-weight-asian="bold" style:font-weight-complex="bold"/>
    </style:style>
    <style:style style:name="P6" style:family="paragraph" style:parent-style-name="Standard" style:list-style-name="L3">
      <style:text-properties officeooo:rsid="001389b9" officeooo:paragraph-rsid="000da7a2"/>
    </style:style>
    <style:style style:name="P7" style:family="paragraph" style:parent-style-name="Standard" style:list-style-name="L3">
      <style:text-properties officeooo:rsid="001389b9" officeooo:paragraph-rsid="001389b9"/>
    </style:style>
    <style:style style:name="P8" style:family="paragraph" style:parent-style-name="Heading_20_1">
      <style:text-properties officeooo:rsid="000e4095" officeooo:paragraph-rsid="000e4095"/>
    </style:style>
    <style:style style:name="P9" style:family="paragraph" style:parent-style-name="Heading_20_1">
      <style:text-properties officeooo:rsid="0011d594" officeooo:paragraph-rsid="0011d594"/>
    </style:style>
    <style:style style:name="P10" style:family="paragraph" style:parent-style-name="Heading_20_1">
      <style:text-properties officeooo:paragraph-rsid="00142aeb"/>
    </style:style>
    <style:style style:name="P11" style:family="paragraph" style:parent-style-name="Heading">
      <style:text-properties officeooo:paragraph-rsid="000e4095"/>
    </style:style>
    <style:style style:name="P12" style:family="paragraph" style:parent-style-name="Heading">
      <style:text-properties officeooo:paragraph-rsid="00142aeb"/>
    </style:style>
    <style:style style:name="P13" style:family="paragraph" style:parent-style-name="Heading">
      <style:text-properties officeooo:paragraph-rsid="00142aeb"/>
    </style:style>
    <style:style style:name="P14" style:family="paragraph" style:parent-style-name="Heading" style:list-style-name="L2">
      <style:text-properties fo:font-size="12pt" officeooo:paragraph-rsid="00142aeb" style:font-size-asian="12pt" style:font-size-complex="12pt"/>
    </style:style>
    <style:style style:name="P15" style:family="paragraph" style:parent-style-name="Heading" style:list-style-name="L3"/>
    <style:style style:name="P16" style:family="paragraph" style:parent-style-name="Text_20_body" style:list-style-name="L1">
      <style:text-properties officeooo:rsid="00132252" officeooo:paragraph-rsid="000e4095"/>
    </style:style>
    <style:style style:name="P17" style:family="paragraph" style:parent-style-name="Text_20_body" style:list-style-name="L3">
      <style:text-properties officeooo:rsid="00132252" officeooo:paragraph-rsid="000e4095"/>
    </style:style>
    <style:style style:name="P18" style:family="paragraph" style:parent-style-name="Text_20_body" style:list-style-name="L1">
      <style:text-properties officeooo:rsid="000e4095" officeooo:paragraph-rsid="000e4095"/>
    </style:style>
    <style:style style:name="P19" style:family="paragraph" style:parent-style-name="Text_20_body" style:list-style-name="L1">
      <style:text-properties officeooo:rsid="000fe6d8" officeooo:paragraph-rsid="000fe6d8"/>
    </style:style>
    <style:style style:name="P20" style:family="paragraph" style:parent-style-name="Text_20_body" style:list-style-name="L1">
      <style:text-properties officeooo:rsid="000fe6d8" officeooo:paragraph-rsid="001389b9"/>
    </style:style>
    <style:style style:name="P21" style:family="paragraph" style:parent-style-name="Text_20_body" style:list-style-name="L3">
      <style:text-properties officeooo:rsid="000fe6d8" officeooo:paragraph-rsid="000fe6d8"/>
    </style:style>
    <style:style style:name="P22" style:family="paragraph" style:parent-style-name="Text_20_body" style:list-style-name="L3">
      <style:text-properties officeooo:rsid="0010aef8" officeooo:paragraph-rsid="0010aef8"/>
    </style:style>
    <style:style style:name="P23" style:family="paragraph" style:parent-style-name="Text_20_body" style:list-style-name="L3">
      <style:text-properties officeooo:rsid="0010aef8" officeooo:paragraph-rsid="001389b9"/>
    </style:style>
    <style:style style:name="P24" style:family="paragraph" style:parent-style-name="Text_20_body" style:list-style-name="L1">
      <style:text-properties officeooo:rsid="00116a8f" officeooo:paragraph-rsid="00116a8f"/>
    </style:style>
    <style:style style:name="P25" style:family="paragraph" style:parent-style-name="Text_20_body" style:list-style-name="L3">
      <style:text-properties officeooo:rsid="00116a8f" officeooo:paragraph-rsid="001389b9"/>
    </style:style>
    <style:style style:name="P26" style:family="paragraph" style:parent-style-name="Text_20_body" style:list-style-name="L1">
      <style:text-properties officeooo:rsid="0011d594" officeooo:paragraph-rsid="0011d594"/>
    </style:style>
    <style:style style:name="P27" style:family="paragraph" style:parent-style-name="Text_20_body" style:list-style-name="L3">
      <style:text-properties officeooo:rsid="0011d594" officeooo:paragraph-rsid="0011d594"/>
    </style:style>
    <style:style style:name="P28" style:family="paragraph" style:parent-style-name="Text_20_body" style:list-style-name="L3">
      <style:text-properties officeooo:rsid="0011d594" officeooo:paragraph-rsid="001389b9"/>
    </style:style>
    <style:style style:name="P29" style:family="paragraph" style:parent-style-name="Text_20_body" style:list-style-name="L3">
      <style:text-properties officeooo:rsid="001389b9" officeooo:paragraph-rsid="001389b9"/>
    </style:style>
    <style:style style:name="P30" style:family="paragraph" style:parent-style-name="Text_20_body" style:list-style-name="L3"/>
    <style:style style:name="P31" style:family="paragraph" style:parent-style-name="Text_20_body" style:list-style-name="L3">
      <style:text-properties officeooo:paragraph-rsid="00142aeb"/>
    </style:style>
    <style:style style:name="P32" style:family="paragraph" style:parent-style-name="Text_20_body" style:list-style-name="L3">
      <style:text-properties officeooo:paragraph-rsid="001389b9"/>
    </style:style>
    <style:style style:name="P33" style:family="paragraph" style:parent-style-name="Title">
      <style:paragraph-properties fo:text-align="end" style:justify-single-word="false"/>
      <style:text-properties fo:color="#ed1c24" officeooo:paragraph-rsid="000e4095" fo:background-color="transparent"/>
    </style:style>
    <style:style style:name="T1" style:family="text">
      <style:text-properties fo:color="#800000"/>
    </style:style>
    <style:style style:name="T2" style:family="text">
      <style:text-properties fo:color="#800000" officeooo:rsid="000da7a2"/>
    </style:style>
    <style:style style:name="T3" style:family="text">
      <style:text-properties fo:color="#800000" officeooo:rsid="001389b9"/>
    </style:style>
    <style:style style:name="T4" style:family="text">
      <style:text-properties officeooo:rsid="000e4095"/>
    </style:style>
    <style:style style:name="T5" style:family="text">
      <style:text-properties fo:color="#ed1c24" fo:background-color="transparent" loext:char-shading-value="0"/>
    </style:style>
    <style:style style:name="T6" style:family="text">
      <style:text-properties officeooo:rsid="00134d2a"/>
    </style:style>
    <style:style style:name="T7" style:family="text">
      <style:text-properties officeooo:rsid="000fe6d8"/>
    </style:style>
    <style:style style:name="T8" style:family="text">
      <style:text-properties officeooo:rsid="00116a8f"/>
    </style:style>
    <style:style style:name="T9" style:family="text">
      <style:text-properties officeooo:rsid="0011d594"/>
    </style:style>
    <style:style style:name="T10" style:family="text">
      <style:text-properties officeooo:rsid="001389b9"/>
    </style:style>
    <style:style style:name="T11" style:family="text">
      <style:text-properties officeooo:rsid="00142aeb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5">Checklist para atividades do </text:span><text:span text:style-name="T4">operador</text:span></text:p>
      <text:p text:style-name="P1"/>
      <text:h text:style-name="P8" text:outline-level="1" text:is-list-header="true">RELATÓRIOS AO CONTROLADOR</text:h>
      <text:p text:style-name="P11"/>
      <text:p text:style-name="P12"><text:span text:style-name="T6">Tema: Tratamento com dados pessoais</text:span></text:p>
      <text:list xml:id="list736534608" text:style-name="L2">
        <text:list-header>
          <text:p text:style-name="P14"><text:span text:style-name="T6">QUESTÃO 1</text:span></text:p>
        </text:list-header>
      </text:list>
      <text:list xml:id="list2677030981" text:style-name="L1">
        <text:list-item>
          <text:p text:style-name="P18">São entregues ao controlador relatórios sobre tratamento de dados ?</text:p>
          <text:p text:style-name="P16">QUESTÃO 2</text:p>
        </text:list-item>
        <text:list-item>
          <text:p text:style-name="P18">Existem processos periódicos que informam o controlador sobre o inventário de dados ?</text:p>
          <text:p text:style-name="P18">QUESTÃO 3</text:p>
        </text:list-item>
        <text:list-item>
          <text:p text:style-name="P18">Existe um <text:span text:style-name="T7">relatório para anonimização e mascaramento de dados ?</text:span></text:p>
          <text:p text:style-name="P19">QUESTÃO 4</text:p>
        </text:list-item>
        <text:list-item>
          <text:p text:style-name="P19">Existem relatórios que informem o panorama atual de compartilhamento de dados ?</text:p>
          <text:p text:style-name="P24">QUESTÃO <text:span text:style-name="T10">5</text:span></text:p>
        </text:list-item>
        <text:list-item>
          <text:p text:style-name="P24">Existe um relatório para gestão de consentimentos ?</text:p>
          <text:p text:style-name="P26">QUESTÃO <text:span text:style-name="T10">6</text:span></text:p>
        </text:list-item>
        <text:list-item>
          <text:p text:style-name="P26">Existem relatórios de dados pessoais em registros físicos ?</text:p>
          <text:p text:style-name="P20">QUESTÃO <text:span text:style-name="T10">7</text:span></text:p>
        </text:list-item>
        <text:list-item>
          <text:p text:style-name="P20">Existem relatórios que tratam de aplicação da política de proteção de dados na empresa ?</text:p>
        </text:list-item>
      </text:list>
      <text:h text:style-name="P10" text:outline-level="1"><text:span text:style-name="T10">R</text:span>equisições feitas pelo controlador</text:h>
      <text:p text:style-name="P13">Tema: Gestão de requisições</text:p>
      <text:list xml:id="list219074269" text:style-name="L3">
        <text:list-header>
          <text:p text:style-name="P17">QUESTÃO <text:span text:style-name="T10">8</text:span></text:p>
        </text:list-header>
        <text:list-item>
          <text:p text:style-name="P31"><text:span text:style-name="T4">Existe um canal oficial para receber solicitações do controlador acerca de processos relativos a conformidade da LGPD ?</text:span></text:p>
          <text:p text:style-name="P31"><text:span text:style-name="T4">QUESTÃO 9</text:span></text:p>
        </text:list-item>
        <text:list-item>
          <text:p text:style-name="P22"><text:soft-page-break/>Existe um fluxo de qualidade para validar ao controlador se os dados pessoais estão sendo tratados dentro de sua finalidade caso questionado ?</text:p>
          <text:p text:style-name="P27">QUESTÃO <text:span text:style-name="T10">10</text:span></text:p>
        </text:list-item>
        <text:list-item>
          <text:p text:style-name="P27">Existe algum modelo de comunicado oficial de incidente a ser entregue ao Controlador ?</text:p>
          <text:p text:style-name="P29">QUESTÃO 11</text:p>
        </text:list-item>
        <text:list-item>
          <text:p text:style-name="P4"><text:span text:style-name="T10">Existe um fluxo para </text:span>suprimir o processamento de dados pessoais específicos ?</text:p>
          <text:p text:style-name="P15">Tema: <text:span text:style-name="T10">Consulta de processos</text:span></text:p>
          <text:p text:style-name="P2"/>
          <text:p text:style-name="P23">QUESTÃO <text:span text:style-name="T10">12</text:span></text:p>
        </text:list-item>
        <text:list-item>
          <text:p text:style-name="P23"><text:s/><text:span text:style-name="T8">O processo de mudança de finalidade do dado pessoal é automático e os agentes de tratamento tem algum controle sobre o ocorrido ?</text:span></text:p>
          <text:p text:style-name="P28">QUESTÃO <text:span text:style-name="T10">13</text:span></text:p>
        </text:list-item>
        <text:list-item>
          <text:p text:style-name="P31"><text:span text:style-name="T10">Caso solicitado dados sensíveis de menores de idade, existe alguma facilidade na busca por este item vide especialidade no tratamento destes dados ?</text:span></text:p>
        </text:list-item>
      </text:list>
      <text:h text:style-name="Heading_20_1" text:outline-level="1">FLUXOS PERIÓDICOS</text:h>
      <text:list xml:id="list3658552055762" text:continue-numbering="true" text:style-name="L3">
        <text:list-header>
          <text:p text:style-name="P32"/>
          <text:p text:style-name="P15">Tema: Atividades de manutenção e tratamento</text:p>
          <text:p text:style-name="P30"/>
          <text:p text:style-name="P28">QUESTÃO <text:span text:style-name="T10">13</text:span></text:p>
        </text:list-header>
        <text:list-item>
          <text:p text:style-name="P21">Existem procedimentos bem definidos para anonimização e mascaramento de dados ?</text:p>
          <text:p text:style-name="P28">QUESTÃO <text:span text:style-name="T10">13</text:span></text:p>
        </text:list-item>
        <text:list-item>
          <text:p text:style-name="P21">Existem procedimentos bem definidos para <text:span text:style-name="T9">gerenciamento de incidentes ?</text:span> </text:p>
          <text:p text:style-name="P28">QUESTÃO <text:span text:style-name="T10">13</text:span></text:p>
        </text:list-item>
        <text:list-item>
          <text:p text:style-name="P21">São guardados registros sobre toda atividade que é relizada ?</text:p>
        </text:list-item>
      </text:list>
      <text:h text:style-name="P9" text:outline-level="1"><text:span text:style-name="T1">Quarteirização</text:span></text:h>
      <text:list xml:id="list3657438644528" text:continue-numbering="true" text:style-name="L3">
        <text:list-header>
          <text:p text:style-name="P5"/>
          <text:p text:style-name="P15"><text:span text:style-name="T11">T</text:span>ema: Regras para terceirização do serviço terceiro</text:p>
          <text:p text:style-name="P25"><text:span text:style-name="T2">QUESTÃO 1</text:span><text:span text:style-name="T3">4</text:span></text:p>
          <text:p text:style-name="P2"><text:span text:style-name="T2">Se sua empresa opera fora da Brasil, você nomeou um representante dentro do Brasil por escrito ?</text:span></text:p>
          <text:p text:style-name="P6"><text:span text:style-name="T2"/></text:p>
          <text:p text:style-name="P25">QUESTÃO 1<text:span text:style-name="T10">5</text:span></text:p>
          <text:p text:style-name="P28"><text:soft-page-break/><text:span text:style-name="T2">Em caso de </text:span><text:span text:style-name="T3">quarteirização</text:span><text:span text:style-name="T2">, este operador tem bem definidos todos os níveis de responsabilidades referente a contrato para estar de acordo com a lei ?</text:span></text:p>
          <text:p text:style-name="P29"><text:span text:style-name="T2">Q</text:span><text:span text:style-name="T1">UESTÃO 16</text:span></text:p>
          <text:p text:style-name="P7"><text:span text:style-name="T2">O </text:span><text:span text:style-name="T1">controlador está ciente de todos os itens presentes e responsabilidades atribuídas em contrato com a empresa quarteirizada ?</text:span></text:p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2:43:12.189000000</meta:creation-date>
    <dc:date>2019-10-24T00:31:46.367132725</dc:date>
    <meta:editing-duration>PT12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54" meta:word-count="407" meta:character-count="2315" meta:non-whitespace-character-count="2001"/>
  </office:meta>
</office:document-meta>
</file>